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colos:</text:p>
      <text:p text:style-name="Standard">HTTP: HyperText Transfer Protocol – Puerto 80 – Cliente (navegador) – Servidor: Apache</text:p>
      <text:p text:style-name="Standard">FTP: File Transfer Protocol – Puerto 21 – Cliente Filezilla – Servidor Apache, IIS</text:p>
      <text:p text:style-name="Standard">SMTP: Simple Mail Transfer Protocol – Puerto 25 – Csssliente Outlook – Servidor Exchange, Mercury</text:p>
      <text:p text:style-name="Standard">POP3: Post Office Protocol 3 – Puerto 110 – Cliente Outlook – Servidor Exchange, Mercu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1T09:24:50.89</meta:creation-date>
    <meta:document-statistic meta:table-count="0" meta:image-count="0" meta:object-count="0" meta:page-count="1" meta:paragraph-count="5" meta:word-count="58" meta:character-count="364"/>
    <dc:date>2020-01-21T10:56:55.11</dc:date>
    <meta:editing-duration>PT1H16M53S</meta:editing-duration>
    <meta:editing-cycles>1</meta:editing-cycles>
    <meta:generator>OpenOffice/4.1.3$Win32 OpenOffice.org_project/413m1$Build-9783</meta:generator>
  </office:meta>
</office:document-meta>
</file>